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59cm"/>
    </style:style>
    <style:style style:name="co3" style:family="table-column">
      <style:table-column-properties fo:break-before="auto" style:column-width="1.558cm"/>
    </style:style>
    <style:style style:name="co4" style:family="table-column">
      <style:table-column-properties fo:break-before="auto" style:column-width="3.168cm"/>
    </style:style>
    <style:style style:name="co5" style:family="table-column">
      <style:table-column-properties fo:break-before="auto" style:column-width="1.836cm"/>
    </style:style>
    <style:style style:name="co6" style:family="table-column">
      <style:table-column-properties fo:break-before="auto" style:column-width="1.281cm"/>
    </style:style>
    <style:style style:name="co7" style:family="table-column">
      <style:table-column-properties fo:break-before="auto" style:column-width="21.78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fo:font-size="14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fo:font-size="14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color="#000000"/>
    </style:style>
    <style:style style:name="ce4" style:family="table-cell" style:parent-style-name="Default" style:data-style-name="N2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color="#000000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>
            <text:p>Título</text:p>
            <text:p/>
          </table:table-cell>
          <table:table-cell office:value-type="string">
            <text:p>paginas</text:p>
          </table:table-cell>
          <table:table-cell office:value-type="string">
            <text:p>costo por paginas</text:p>
          </table:table-cell>
          <table:table-cell office:value-type="string">
            <text:p>Ganancia</text:p>
          </table:table-cell>
          <table:table-cell table:style-name="ce3" office:value-type="string">
            <text:p>precio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Todos teniamos veinte os</text:p>
          </table:table-cell>
          <table:table-cell office:value-type="float" office:value="201">
            <text:p>201</text:p>
          </table:table-cell>
          <table:table-cell table:formula="of:=(([.D3]*0.5)*1.1)" office:value-type="float" office:value="110.55">
            <text:p>110,55</text:p>
          </table:table-cell>
          <table:table-cell table:formula="of:=([.E3]*0.5)" office:value-type="float" office:value="55.275">
            <text:p>55,275</text:p>
          </table:table-cell>
          <table:table-cell table:formula="of:=([.E3]+[.F3])" office:value-type="float" office:value="165.825">
            <text:p>165,8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etrato de un pescador</text:p>
            <text:p/>
          </table:table-cell>
          <table:table-cell office:value-type="float" office:value="304">
            <text:p>304</text:p>
          </table:table-cell>
          <table:table-cell table:formula="of:=(([.D4]*0.5)*1.1)" office:value-type="float" office:value="167.2">
            <text:p>167,2</text:p>
          </table:table-cell>
          <table:table-cell table:formula="of:=([.E4]*0.5)" office:value-type="float" office:value="83.6">
            <text:p>83,6</text:p>
          </table:table-cell>
          <table:table-cell table:formula="of:=([.E4]+[.F4])" office:value-type="float" office:value="250.8">
            <text:p>250,8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ntrevista</text:p>
            <text:p/>
          </table:table-cell>
          <table:table-cell office:value-type="float" office:value="158">
            <text:p>158</text:p>
          </table:table-cell>
          <table:table-cell table:formula="of:=(([.D5]*0.5)*1.1)" office:value-type="float" office:value="86.9">
            <text:p>86,9</text:p>
          </table:table-cell>
          <table:table-cell table:formula="of:=([.E5]*0.5)" office:value-type="float" office:value="43.45">
            <text:p>43,45</text:p>
          </table:table-cell>
          <table:table-cell table:formula="of:=([.E5]+[.F5])" office:value-type="float" office:value="130.35">
            <text:p>130,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Opiniones de un payaso</text:p>
            <text:p/>
          </table:table-cell>
          <table:table-cell office:value-type="float" office:value="209">
            <text:p>209</text:p>
          </table:table-cell>
          <table:table-cell table:formula="of:=(([.D6]*0.5)*1.1)" office:value-type="float" office:value="114.95">
            <text:p>114,95</text:p>
          </table:table-cell>
          <table:table-cell table:formula="of:=([.E6]*0.5)" office:value-type="float" office:value="57.475">
            <text:p>57,475</text:p>
          </table:table-cell>
          <table:table-cell table:formula="of:=([.E6]+[.F6])" office:value-type="float" office:value="172.425">
            <text:p>172,4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l pan del día</text:p>
            <text:p/>
          </table:table-cell>
          <table:table-cell office:value-type="float" office:value="65">
            <text:p>65</text:p>
          </table:table-cell>
          <table:table-cell table:formula="of:=(([.D7]*0.5)*1.1)" office:value-type="float" office:value="35.75">
            <text:p>35,75</text:p>
          </table:table-cell>
          <table:table-cell table:formula="of:=([.E7]*0.5)" office:value-type="float" office:value="17.875">
            <text:p>17,875</text:p>
          </table:table-cell>
          <table:table-cell table:formula="of:=([.E7]+[.F7])" office:value-type="float" office:value="53.625">
            <text:p>53,6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omo estar bien</text:p>
            <text:p/>
          </table:table-cell>
          <table:table-cell office:value-type="float" office:value="152">
            <text:p>152</text:p>
          </table:table-cell>
          <table:table-cell table:formula="of:=(([.D8]*0.5)*1.1)" office:value-type="float" office:value="83.6">
            <text:p>83,6</text:p>
          </table:table-cell>
          <table:table-cell table:formula="of:=([.E8]*0.5)" office:value-type="float" office:value="41.8">
            <text:p>41,8</text:p>
          </table:table-cell>
          <table:table-cell table:formula="of:=([.E8]+[.F8])" office:value-type="float" office:value="125.4">
            <text:p>125,40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/09/2023</text:date>, <text:time>23:38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dt </meta:initial-creator>
    <meta:creation-date>2023-09-13T22:32:34.79</meta:creation-date>
    <dc:date>2023-09-13T23:38:25.91</dc:date>
    <dc:creator>fdt </dc:creator>
    <meta:editing-duration>PT5M21S</meta:editing-duration>
    <meta:editing-cycles>2</meta:editing-cycles>
    <meta:generator>OpenOffice/4.1.13$Win32 OpenOffice.org_project/4113m1$Build-9810</meta:generator>
    <meta:document-statistic meta:table-count="3" meta:cell-count="35" meta:object-count="0"/>
  </office:meta>
</office:document-meta>
</file>